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40000004E2D2BF7477369B1DE.png" manifest:media-type="image/png"/>
  <manifest:file-entry manifest:full-path="Pictures/10000001000001840000009E673E0DDFFDE65F59.png" manifest:media-type="image/png"/>
  <manifest:file-entry manifest:full-path="Pictures/10000001000001CA0000004B8797AE77BB86869A.png" manifest:media-type="image/png"/>
  <manifest:file-entry manifest:full-path="Pictures/10000001000000F10000004F7CCB89B64EF717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942a" officeooo:paragraph-rsid="0012942a"/>
    </style:style>
    <style:style style:name="P2" style:family="paragraph" style:parent-style-name="Standard">
      <style:text-properties officeooo:rsid="0012942a" officeooo:paragraph-rsid="0012942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A</text:p>
      <text:p text:style-name="P1"><draw:frame draw:style-name="fr1" draw:name="Image1" text:anchor-type="char" svg:width="2.5102in" svg:height="0.8228in" draw:z-index="0"><draw:image xlink:href="Pictures/10000001000000F10000004F7CCB89B64EF717C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2" text:anchor-type="char" svg:x="1.1016in" svg:y="0.1in" svg:width="4.7709in" svg:height="0.7811in" draw:z-index="1"><draw:image xlink:href="Pictures/10000001000001CA0000004B8797AE77BB8686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Part B</text:p>
      <text:p text:style-name="P1"><draw:frame draw:style-name="fr2" draw:name="Image3" text:anchor-type="char" svg:x="1.4126in" svg:y="0.0362in" svg:width="4.0417in" svg:height="1.6457in" draw:z-index="2"><draw:image xlink:href="Pictures/10000001000001840000009E673E0DDFFDE65F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t C</text:p>
      <text:p text:style-name="P1"><draw:frame draw:style-name="fr1" draw:name="Image4" text:anchor-type="char" svg:width="4.0417in" svg:height="0.8126in" draw:z-index="3"><draw:image xlink:href="Pictures/10000001000001840000004E2D2BF7477369B1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2:43:23.245453422</meta:creation-date>
    <dc:date>2022-10-19T22:23:38.189761231</dc:date>
    <meta:editing-duration>PT1M34S</meta:editing-duration>
    <meta:editing-cycles>6</meta:editing-cycles>
    <meta:generator>LibreOffice/7.4.2.3$Linux_X86_64 LibreOffice_project/40$Build-3</meta:generator>
    <meta:document-statistic meta:table-count="0" meta:image-count="4" meta:object-count="0" meta:page-count="1" meta:paragraph-count="3" meta:word-count="6" meta:character-count="18" meta:non-whitespace-character-count="15"/>
  </office:meta>
</office:document-meta>
</file>